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83cm"/>
    </style:style>
    <style:style style:name="gr2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65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74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668cm" fo:min-width="3.198cm"/>
    </style:style>
    <style:style style:name="gr7" style:family="graphic" style:parent-style-name="objectwithoutfill">
      <style:graphic-properties svg:stroke-width="0.035cm" draw:marker-start="Diamond_20_unfille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1.692cm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4.28cm"/>
    </style:style>
    <style:style style:name="gr10" style:family="graphic" style:parent-style-name="standard">
      <style:graphic-properties svg:stroke-width="0.035cm" svg:stroke-color="#000000" draw:marker-start="Diamond_20_unfilled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85cm" fo:min-width="3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cm" svg:height="1.8cm" svg:x="33.701cm" svg:y="4.6cm">
          <text:p text:style-name="P1"><text:span text:style-name="T1">Delivered force-fitted</text:span></text:p>
          <text:p text:style-name="P1"><text:span text:style-name="T1">bearing box</text:span></text:p>
          <text:p text:style-name="P1"><text:span text:style-name="T1">-----------------------------</text:span></text:p>
          <text:p text:style-name="P1"><text:span text:style-name="T1">fre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4cm" svg:height="1.4cm" svg:x="33.401cm" svg:y="1.6cm">
          <text:p text:style-name="P1"><text:span text:style-name="T1">Delivered force-fitted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4cm" svg:height="1.4cm" svg:x="3.1cm" svg:y="28.7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cm" svg:height="1.4cm" svg:x="3cm" svg:y="22cm">
          <text:p text:style-name="P1"><text:span text:style-name="T1">Have bearing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1.4cm" svg:x="58.8cm" svg:y="15cm">
          <text:p text:style-name="P1"><text:span text:style-name="T1">At delivery bo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101cm" svg:y1="3cm" svg:x2="36.101cm" svg:y2="4.6cm" draw:start-shape="id1" draw:start-glue-point="2" draw:end-shape="id2" draw:end-glue-point="4" svg:d="M36101 3000v1600" svg:viewBox="0 0 1 1601">
          <text:p/>
        </draw:connector>
        <draw:custom-shape draw:style-name="gr4" draw:text-style-name="P2" xml:id="id7" draw:id="id7" draw:layer="layout" svg:width="4.6cm" svg:height="1.8cm" svg:x="3.5cm" svg:y="32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not <text:s/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4" draw:id="id4" draw:layer="layout" svg:width="4.7cm" svg:height="1.8cm" svg:x="3.4cm" svg:y="25cm">
          <text:p text:style-name="P1"><text:span text:style-name="T1">Have bearing box</text:span></text:p>
          <text:p text:style-name="P1"><text:span text:style-name="T1">-----------------------------</text:span></text:p>
          <text:p text:style-name="P1"><text:span text:style-name="T1">not bearing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5" draw:id="id5" draw:layer="layout" svg:width="4.7cm" svg:height="1.8cm" svg:x="9.7cm" svg:y="25cm">
          <text:p text:style-name="P1"><text:span text:style-name="T1">Have bearing box</text:span></text:p>
          <text:p text:style-name="P1"><text:span text:style-name="T1">-----------------------------</text:span></text:p>
          <text:p text:style-name="P1"><text:span text:style-name="T1">bearing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5.7cm" svg:y1="23.4cm" svg:x2="5.75cm" svg:y2="25cm" draw:start-shape="id3" draw:start-glue-point="2" draw:end-shape="id4" draw:end-glue-point="4" svg:d="M5700 23400l50 1600" svg:viewBox="0 0 51 1601">
          <text:p/>
        </draw:connector>
        <draw:connector draw:style-name="gr3" draw:text-style-name="P3" draw:layer="layout" draw:type="line" svg:x1="5.7cm" svg:y1="23.4cm" svg:x2="12.05cm" svg:y2="25cm" draw:start-shape="id3" draw:start-glue-point="2" draw:end-shape="id5" draw:end-glue-point="4" svg:d="M5700 23400l6350 1600" svg:viewBox="0 0 6351 1601">
          <text:p/>
        </draw:connector>
        <draw:connector draw:style-name="gr3" draw:text-style-name="P3" draw:layer="layout" draw:type="line" svg:x1="5.8cm" svg:y1="30.1cm" svg:x2="5.8cm" svg:y2="32cm" draw:start-shape="id6" draw:start-glue-point="2" draw:end-shape="id7" draw:end-glue-point="4" svg:d="M5800 30100v1900" svg:viewBox="0 0 1 1901">
          <text:p/>
        </draw:connector>
        <draw:custom-shape draw:style-name="gr2" draw:text-style-name="P2" draw:layer="layout" svg:width="5.4cm" svg:height="1.4cm" svg:x="6.3cm" svg:y="35.1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.8cm" svg:x="8.6cm" svg:y="32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5.8cm" svg:y1="30.1cm" svg:x2="10.9cm" svg:y2="32cm" draw:start-shape="id6" draw:start-glue-point="2" draw:end-shape="id8" draw:end-glue-point="4" svg:d="M5800 30100l5100 1900" svg:viewBox="0 0 5101 1901">
          <text:p/>
        </draw:connector>
        <draw:custom-shape draw:style-name="gr1" draw:text-style-name="P2" xml:id="id9" draw:id="id9" draw:layer="layout" svg:width="4.8cm" svg:height="1.8cm" svg:x="39.701cm" svg:y="4.6cm">
          <text:p text:style-name="P1"><text:span text:style-name="T1">Delivered force-fitted</text:span></text:p>
          <text:p text:style-name="P1"><text:span text:style-name="T1">bearing box</text:span></text:p>
          <text:p text:style-name="P1"><text:span text:style-name="T1">-----------------------------</text:span></text:p>
          <text:p text:style-name="P1"><text:span text:style-name="T1">not fre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36.101cm" svg:y1="3cm" svg:x2="42.101cm" svg:y2="4.6cm" draw:start-shape="id1" draw:start-glue-point="2" draw:end-shape="id9" draw:end-glue-point="4" svg:d="M36101 3000l6000 1600" svg:viewBox="0 0 6001 1601">
          <text:p/>
        </draw:connector>
        <draw:custom-shape draw:style-name="gr1" draw:text-style-name="P2" xml:id="id11" draw:id="id11" draw:layer="layout" svg:width="4.8cm" svg:height="1.8cm" svg:x="59cm" svg:y="11.2cm">
          <text:p text:style-name="P1"><text:span text:style-name="T1">Dropped force-fitted</text:span></text:p>
          <text:p text:style-name="P1"><text:span text:style-name="T1">bearing box</text:span></text:p>
          <text:p text:style-name="P1"><text:span text:style-name="T1">-----------------------------</text:span></text:p>
          <text:p text:style-name="P1"><text:span text:style-name="T1">not 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43.6cm" svg:y1="9.8cm" svg:x2="61.4cm" svg:y2="11.2cm" draw:start-shape="id10" draw:start-glue-point="2" draw:end-shape="id11" draw:end-glue-point="4" svg:d="M43600 9800l17800 1400" svg:viewBox="0 0 17801 1401">
          <text:p/>
        </draw:connector>
        <draw:custom-shape draw:style-name="gr6" draw:text-style-name="P2" draw:layer="layout" svg:width="4.1cm" svg:height="1.3cm" svg:x="1.7cm" svg:y="35cm">
          <text:p text:style-name="P1"><text:span text:style-name="T1">&lt;&lt;ExtA</text:span><text:span text:style-name="T1">ction&gt;&gt;</text:span></text:p>
          <text:p text:style-name="P1"><text:span text:style-name="T1">do one </text:span><text:span text:style-name="T1">ste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8.9cm" svg:y="28.7cm">
          <text:p text:style-name="P1"><text:span text:style-name="T1">&lt;&lt;ExtAc</text:span><text:span text:style-name="T1">tion&gt;&gt;</text:span></text:p>
          <text:p text:style-name="P1"><text:span text:style-name="T1">take </text:span><text:span text:style-name="T1">bearing </text:span><text:span text:style-name="T1">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65.4cm" svg:y="15.1cm">
          <text:p text:style-name="P1"><text:span text:style-name="T1">&lt;&lt;ExtActio</text:span><text:span text:style-name="T1">n&gt;&gt;</text:span></text:p>
          <text:p text:style-name="P1"><text:span text:style-name="T1">drop force-</text:span><text:span text:style-name="T1">fitted</text:span></text:p>
          <text:p text:style-name="P1"><text:span text:style-name="T1">bearing </text:span><text:span text:style-name="T1">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layout" svg:x1="35.8cm" svg:y1="6.4cm" svg:x2="34.6cm" svg:y2="8.5cm">
          <text:p/>
        </draw:line>
        <draw:line draw:style-name="gr7" draw:text-style-name="P3" draw:layer="layout" svg:x1="5.7cm" svg:y1="26.8cm" svg:x2="5.6cm" svg:y2="28.7cm">
          <text:p/>
        </draw:line>
        <draw:line draw:style-name="gr7" draw:text-style-name="P3" draw:layer="layout" svg:x1="7.3cm" svg:y1="26.8cm" svg:x2="11.1cm" svg:y2="28.7cm">
          <text:p/>
        </draw:line>
        <draw:line draw:style-name="gr7" draw:text-style-name="P3" draw:layer="layout" svg:x1="61.3cm" svg:y1="13cm" svg:x2="61.3cm" svg:y2="15cm">
          <text:p/>
        </draw:line>
        <draw:line draw:style-name="gr7" draw:text-style-name="P3" draw:layer="layout" svg:x1="63.4cm" svg:y1="12.9cm" svg:x2="67.4cm" svg:y2="15.1cm">
          <text:p/>
        </draw:line>
        <draw:line draw:style-name="gr7" draw:text-style-name="P3" draw:layer="layout" svg:x1="5.4cm" svg:y1="33.8cm" svg:x2="3.8cm" svg:y2="35cm">
          <text:p/>
        </draw:line>
        <draw:line draw:style-name="gr7" draw:text-style-name="P3" draw:layer="layout" svg:x1="6.7cm" svg:y1="33.8cm" svg:x2="8.6cm" svg:y2="35.1cm">
          <text:p/>
        </draw:line>
        <draw:custom-shape draw:style-name="gr8" draw:text-style-name="P4" draw:layer="layout" svg:width="3.1cm" svg:height="1.4cm" svg:x="13.2cm" svg:y="28.7cm">
          <text:p text:style-name="P1"><text:span text:style-name="T1">&lt;&lt;add&gt;&gt;</text:span></text:p>
          <text:p text:style-name="P1"><text:span text:style-name="T1">bearing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cm" svg:y1="26.4cm" svg:x2="14.7cm" svg:y2="28.7cm">
          <text:p/>
        </draw:line>
        <draw:custom-shape draw:style-name="gr8" draw:text-style-name="P4" draw:layer="layout" svg:width="3.1cm" svg:height="1.4cm" svg:x="69.9cm" svg:y="15.1cm">
          <text:p text:style-name="P1"><text:span text:style-name="T1">&lt;&lt;remove&gt;&gt;</text:span></text:p>
          <text:p text:style-name="P1"><text:span text:style-name="T1">forceFitted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63.8cm" svg:y1="12.2cm" svg:x2="71.3cm" svg:y2="15.1cm">
          <text:p/>
        </draw:line>
        <draw:custom-shape draw:style-name="gr2" draw:text-style-name="P2" xml:id="id15" draw:id="id15" draw:layer="layout" svg:width="5.4cm" svg:height="1.4cm" svg:x="17.2cm" svg:y="21.8cm">
          <text:p text:style-name="P1"><text:span text:style-name="T1">Have ax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5.4cm" svg:height="1.4cm" svg:x="17.2cm" svg:y="28.7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4.6cm" svg:height="1.8cm" svg:x="17.6cm" svg:y="32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not <text:s/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6" draw:id="id16" draw:layer="layout" svg:width="4.7cm" svg:height="1.8cm" svg:x="17.5cm" svg:y="25cm">
          <text:p text:style-name="P1"><text:span text:style-name="T1">Have axle</text:span></text:p>
          <text:p text:style-name="P1"><text:span text:style-name="T1">-----------------------------</text:span></text:p>
          <text:p text:style-name="P1"><text:span text:style-name="T1">not ax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7" draw:id="id17" draw:layer="layout" svg:width="4.7cm" svg:height="1.8cm" svg:x="23.8cm" svg:y="25cm">
          <text:p text:style-name="P1"><text:span text:style-name="T1">Have axle</text:span></text:p>
          <text:p text:style-name="P1"><text:span text:style-name="T1">-----------------------------</text:span></text:p>
          <text:p text:style-name="P1"><text:span text:style-name="T1">ax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9.9cm" svg:y1="30.1cm" svg:x2="19.9cm" svg:y2="32cm" draw:start-shape="id12" draw:start-glue-point="2" draw:end-shape="id13" draw:end-glue-point="4" svg:d="M19900 30100v1900" svg:viewBox="0 0 1 1901">
          <text:p/>
        </draw:connector>
        <draw:custom-shape draw:style-name="gr2" draw:text-style-name="P2" draw:layer="layout" svg:width="5.4cm" svg:height="1.4cm" svg:x="20.4cm" svg:y="35.1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4.6cm" svg:height="1.8cm" svg:x="22.7cm" svg:y="32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9.9cm" svg:y1="30.1cm" svg:x2="25cm" svg:y2="32cm" draw:start-shape="id12" draw:start-glue-point="2" draw:end-shape="id14" draw:end-glue-point="4" svg:d="M19900 30100l5100 1900" svg:viewBox="0 0 5101 1901">
          <text:p/>
        </draw:connector>
        <draw:custom-shape draw:style-name="gr6" draw:text-style-name="P2" draw:layer="layout" svg:width="4.1cm" svg:height="1.3cm" svg:x="15.8cm" svg:y="35cm">
          <text:p text:style-name="P1"><text:span text:style-name="T1">&lt;&lt;ExtAction&gt;&gt;</text:span></text:p>
          <text:p text:style-name="P1"><text:span text:style-name="T1">do one ste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23cm" svg:y="28.7cm">
          <text:p text:style-name="P1"><text:span text:style-name="T1">&lt;&lt;ExtAction&gt;&gt;</text:span></text:p>
          <text:p text:style-name="P1"><text:span text:style-name="T1">take ax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layout" svg:x1="19.8cm" svg:y1="26.8cm" svg:x2="19.7cm" svg:y2="28.7cm">
          <text:p/>
        </draw:line>
        <draw:line draw:style-name="gr7" draw:text-style-name="P3" draw:layer="layout" svg:x1="21.4cm" svg:y1="26.8cm" svg:x2="25.2cm" svg:y2="28.7cm">
          <text:p/>
        </draw:line>
        <draw:line draw:style-name="gr7" draw:text-style-name="P3" draw:layer="layout" svg:x1="19.5cm" svg:y1="33.8cm" svg:x2="17.9cm" svg:y2="35cm">
          <text:p/>
        </draw:line>
        <draw:line draw:style-name="gr7" draw:text-style-name="P3" draw:layer="layout" svg:x1="20.8cm" svg:y1="33.8cm" svg:x2="22.7cm" svg:y2="35.1cm">
          <text:p/>
        </draw:line>
        <draw:custom-shape draw:style-name="gr8" draw:text-style-name="P4" draw:layer="layout" svg:width="3.1cm" svg:height="1.4cm" svg:x="27.3cm" svg:y="28.7cm">
          <text:p text:style-name="P1"><text:span text:style-name="T1">&lt;&lt;</text:span><text:span text:style-name="T1">ad</text:span><text:span text:style-name="T1">d&gt;</text:span><text:span text:style-name="T1">&gt;</text:span></text:p>
          <text:p text:style-name="P1"><text:span text:style-name="T1">axl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1cm" svg:y1="26.4cm" svg:x2="28.8cm" svg:y2="28.7cm">
          <text:p/>
        </draw:line>
        <draw:connector draw:style-name="gr3" draw:text-style-name="P3" draw:layer="layout" draw:type="line" svg:x1="19.9cm" svg:y1="23.2cm" svg:x2="19.85cm" svg:y2="25cm" draw:start-shape="id15" draw:start-glue-point="2" draw:end-shape="id16" draw:end-glue-point="4" svg:d="M19900 23200l-50 1800" svg:viewBox="0 0 51 1801">
          <text:p/>
        </draw:connector>
        <draw:connector draw:style-name="gr3" draw:text-style-name="P3" draw:layer="layout" draw:type="line" svg:x1="19.9cm" svg:y1="23.2cm" svg:x2="26.15cm" svg:y2="25cm" draw:start-shape="id15" draw:start-glue-point="2" draw:end-shape="id17" draw:end-glue-point="4" svg:d="M19900 23200l6250 1800" svg:viewBox="0 0 6251 1801">
          <text:p/>
        </draw:connector>
        <draw:custom-shape draw:style-name="gr2" draw:text-style-name="P2" xml:id="id21" draw:id="id21" draw:layer="layout" svg:width="5.4cm" svg:height="1.4cm" svg:x="2.9cm" svg:y="37.9cm">
          <text:p text:style-name="P1"><text:span text:style-name="T1">Have a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4cm" svg:height="1.4cm" svg:x="3cm" svg:y="44.7cm">
          <text:p text:style-name="P1"><text:span text:style-name="T1">At aid tra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4.6cm" svg:height="1.8cm" svg:x="3.4cm" svg:y="48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not <text:s/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22" draw:id="id22" draw:layer="layout" svg:width="4.7cm" svg:height="1.8cm" svg:x="3.3cm" svg:y="41cm">
          <text:p text:style-name="P1"><text:span text:style-name="T1">Have aid</text:span></text:p>
          <text:p text:style-name="P1"><text:span text:style-name="T1">-----------------------------</text:span></text:p>
          <text:p text:style-name="P1"><text:span text:style-name="T1">not a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23" draw:id="id23" draw:layer="layout" svg:width="4.7cm" svg:height="1.8cm" svg:x="9.6cm" svg:y="41cm">
          <text:p text:style-name="P1"><text:span text:style-name="T1">Have aid</text:span></text:p>
          <text:p text:style-name="P1"><text:span text:style-name="T1">-----------------------------</text:span></text:p>
          <text:p text:style-name="P1"><text:span text:style-name="T1">a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5.7cm" svg:y1="46.1cm" svg:x2="5.7cm" svg:y2="48cm" draw:start-shape="id18" draw:start-glue-point="2" draw:end-shape="id19" draw:end-glue-point="4" svg:d="M5700 46100v1900" svg:viewBox="0 0 1 1901">
          <text:p/>
        </draw:connector>
        <draw:custom-shape draw:style-name="gr2" draw:text-style-name="P2" draw:layer="layout" svg:width="5.4cm" svg:height="1.4cm" svg:x="6.2cm" svg:y="51.1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4.6cm" svg:height="1.8cm" svg:x="8.5cm" svg:y="48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5.7cm" svg:y1="46.1cm" svg:x2="10.8cm" svg:y2="48cm" draw:start-shape="id18" draw:start-glue-point="2" draw:end-shape="id20" draw:end-glue-point="4" svg:d="M5700 46100l5100 1900" svg:viewBox="0 0 5101 1901">
          <text:p/>
        </draw:connector>
        <draw:custom-shape draw:style-name="gr6" draw:text-style-name="P2" draw:layer="layout" svg:width="4.1cm" svg:height="1.3cm" svg:x="1.6cm" svg:y="51cm">
          <text:p text:style-name="P1"><text:span text:style-name="T1">&lt;&lt;ExtAction&gt;&gt;</text:span></text:p>
          <text:p text:style-name="P1"><text:span text:style-name="T1">do one ste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8.8cm" svg:y="44.7cm">
          <text:p text:style-name="P1"><text:span text:style-name="T1">&lt;&lt;ExtAction&gt;&gt;</text:span></text:p>
          <text:p text:style-name="P1"><text:span text:style-name="T1">take a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layout" svg:x1="5.6cm" svg:y1="42.8cm" svg:x2="5.5cm" svg:y2="44.7cm">
          <text:p/>
        </draw:line>
        <draw:line draw:style-name="gr7" draw:text-style-name="P3" draw:layer="layout" svg:x1="7.2cm" svg:y1="42.8cm" svg:x2="11cm" svg:y2="44.7cm">
          <text:p/>
        </draw:line>
        <draw:line draw:style-name="gr7" draw:text-style-name="P3" draw:layer="layout" svg:x1="5.3cm" svg:y1="49.8cm" svg:x2="3.7cm" svg:y2="51cm">
          <text:p/>
        </draw:line>
        <draw:line draw:style-name="gr7" draw:text-style-name="P3" draw:layer="layout" svg:x1="6.6cm" svg:y1="49.8cm" svg:x2="8.5cm" svg:y2="51.1cm">
          <text:p/>
        </draw:line>
        <draw:custom-shape draw:style-name="gr8" draw:text-style-name="P4" draw:layer="layout" svg:width="3.1cm" svg:height="1.4cm" svg:x="13.1cm" svg:y="44.7cm">
          <text:p text:style-name="P1"><text:span text:style-name="T1">&lt;&lt;add&gt;&gt;</text:span></text:p>
          <text:p text:style-name="P1"><text:span text:style-name="T1">a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9cm" svg:y1="42.4cm" svg:x2="14.6cm" svg:y2="44.7cm">
          <text:p/>
        </draw:line>
        <draw:connector draw:style-name="gr3" draw:text-style-name="P3" draw:layer="layout" draw:type="line" svg:x1="5.6cm" svg:y1="39.3cm" svg:x2="5.65cm" svg:y2="41cm" draw:start-shape="id21" draw:start-glue-point="2" draw:end-shape="id22" draw:end-glue-point="4" svg:d="M5600 39300l50 1700" svg:viewBox="0 0 51 1701">
          <text:p/>
        </draw:connector>
        <draw:connector draw:style-name="gr3" draw:text-style-name="P3" draw:layer="layout" draw:type="line" svg:x1="5.6cm" svg:y1="39.3cm" svg:x2="11.95cm" svg:y2="41cm" draw:start-shape="id21" draw:start-glue-point="2" draw:end-shape="id23" draw:end-glue-point="4" svg:d="M5600 39300l6350 1700" svg:viewBox="0 0 6351 1701">
          <text:p/>
        </draw:connector>
        <draw:custom-shape draw:style-name="gr2" draw:text-style-name="P2" xml:id="id24" draw:id="id24" draw:layer="measurelines" svg:width="5.4cm" svg:height="1.4cm" svg:x="31.8cm" svg:y="8.5cm">
          <text:p text:style-name="P1"><text:span text:style-name="T1">Have force-fitted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measurelines" svg:width="4.7cm" svg:height="1.8cm" svg:x="32.1cm" svg:y="11.2cm">
          <text:p text:style-name="P1"><text:span text:style-name="T1">Have force-fitted</text:span></text:p>
          <text:p text:style-name="P1"><text:span text:style-name="T1"><text:s/></text:span><text:span text:style-name="T1">bearing box</text:span></text:p>
          <text:p text:style-name="P1"><text:span text:style-name="T1">-----------------------------</text:span></text:p>
          <text:p text:style-name="P1"><text:span text:style-name="T1">-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measurelines" svg:width="5.4cm" svg:height="1.4cm" svg:x="40.9cm" svg:y="8.4cm">
          <text:p text:style-name="P1"><text:span text:style-name="T1">Dropped force-fitted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measurelines" svg:x1="38cm" svg:y1="6.4cm" svg:x2="43.6cm" svg:y2="8.4cm">
          <text:p/>
        </draw:line>
        <draw:connector draw:style-name="gr3" draw:text-style-name="P3" draw:layer="measurelines" draw:type="line" svg:x1="34.5cm" svg:y1="9.9cm" svg:x2="34.45cm" svg:y2="11.2cm" draw:start-shape="id24" draw:start-glue-point="2" draw:end-shape="id25" draw:end-glue-point="4" svg:d="M34500 9900l-50 1300" svg:viewBox="0 0 51 1301">
          <text:p/>
        </draw:connector>
        <draw:custom-shape draw:style-name="gr2" draw:text-style-name="P2" xml:id="id26" draw:id="id26" draw:layer="measurelines" svg:width="5.4cm" svg:height="1.4cm" svg:x="6cm" svg:y="15cm">
          <text:p text:style-name="P1"><text:span text:style-name="T1">Having assembled box and axle</text:span></text:p>
          <text:p text:style-name="P1"><text:span text:style-name="T1">inside aid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measurelines" svg:x1="32.2cm" svg:y1="12.5cm" svg:x2="8.9cm" svg:y2="15cm">
          <text:p/>
        </draw:line>
        <draw:custom-shape draw:style-name="gr2" draw:text-style-name="P2" xml:id="id29" draw:id="id29" draw:layer="measurelines" svg:width="5.4cm" svg:height="1.4cm" svg:x="42cm" svg:y="15cm">
          <text:p text:style-name="P1"><text:span text:style-name="T1">Loaded force-fitting machin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measurelines" svg:x1="9cm" svg:y1="19.7cm" svg:x2="32.4cm" svg:y2="22.7cm">
          <text:p/>
        </draw:line>
        <draw:custom-shape draw:style-name="gr9" draw:text-style-name="P2" xml:id="id27" draw:id="id27" draw:layer="measurelines" svg:width="5.3cm" svg:height="1.8cm" svg:x="4.1cm" svg:y="18cm">
          <text:p text:style-name="P1"><text:span text:style-name="T1">Having assembled box </text:span></text:p>
          <text:p text:style-name="P1"><text:span text:style-name="T1">and axle inside aid</text:span></text:p>
          <text:p text:style-name="P1"><text:span text:style-name="T1">-----------------------------</text:span></text:p>
          <text:p text:style-name="P1"><text:span text:style-name="T1">not assembledP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28" draw:id="id28" draw:layer="measurelines" svg:width="5.3cm" svg:height="1.8cm" svg:x="10.5cm" svg:y="18cm">
          <text:p text:style-name="P1"><text:span text:style-name="T1">Having assembled box </text:span></text:p>
          <text:p text:style-name="P1"><text:span text:style-name="T1">and axle inside aid</text:span></text:p>
          <text:p text:style-name="P1"><text:span text:style-name="T1">-----------------------------</text:span></text:p>
          <text:p text:style-name="P1"><text:span text:style-name="T1">assembledP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measurelines" draw:type="line" svg:x1="8.7cm" svg:y1="16.4cm" svg:x2="6.75cm" svg:y2="18cm" draw:start-shape="id26" draw:start-glue-point="2" draw:end-shape="id27" draw:end-glue-point="4" svg:d="M8700 16400l-1950 1600" svg:viewBox="0 0 1951 1601">
          <text:p/>
        </draw:connector>
        <draw:connector draw:style-name="gr3" draw:text-style-name="P3" draw:layer="measurelines" draw:type="line" svg:x1="8.7cm" svg:y1="16.4cm" svg:x2="13.15cm" svg:y2="18cm" draw:start-shape="id26" draw:start-glue-point="2" draw:end-shape="id28" draw:end-glue-point="4" svg:d="M8700 16400l4450 1600" svg:viewBox="0 0 4451 1601">
          <text:p/>
        </draw:connector>
        <draw:line draw:style-name="gr7" draw:text-style-name="P3" draw:layer="measurelines" svg:x1="6.7cm" svg:y1="19.9cm" svg:x2="5.4cm" svg:y2="22cm">
          <text:p/>
        </draw:line>
        <draw:line draw:style-name="gr7" draw:text-style-name="P3" draw:layer="measurelines" svg:x1="36.6cm" svg:y1="12.7cm" svg:x2="44.6cm" svg:y2="15cm">
          <text:p/>
        </draw:line>
        <draw:custom-shape draw:style-name="gr9" draw:text-style-name="P2" xml:id="id30" draw:id="id30" draw:layer="measurelines" svg:width="5.3cm" svg:height="1.8cm" svg:x="42cm" svg:y="18cm">
          <text:p text:style-name="P1"><text:span text:style-name="T1">Loaded force-fitting machine</text:span></text:p>
          <text:p text:style-name="P1"><text:span text:style-name="T1">-----------------------------</text:span></text:p>
          <text:p text:style-name="P1"><text:span text:style-name="T1">not loadedMachi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measurelines" draw:type="line" svg:x1="44.7cm" svg:y1="16.4cm" svg:x2="44.65cm" svg:y2="18cm" draw:start-shape="id29" draw:start-glue-point="2" draw:end-shape="id30" draw:end-glue-point="4" svg:d="M44700 16400l-50 1600" svg:viewBox="0 0 51 1601">
          <text:p/>
        </draw:connector>
        <draw:custom-shape draw:style-name="gr9" draw:text-style-name="P2" xml:id="id31" draw:id="id31" draw:layer="measurelines" svg:width="5.3cm" svg:height="1.8cm" svg:x="48.8cm" svg:y="17.9cm">
          <text:p text:style-name="P1"><text:span text:style-name="T1">Loaded force-fitting machine</text:span></text:p>
          <text:p text:style-name="P1"><text:span text:style-name="T1">-----------------------------</text:span></text:p>
          <text:p text:style-name="P1"><text:span text:style-name="T1">loadedMachi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measurelines" draw:type="line" svg:x1="44.7cm" svg:y1="16.4cm" svg:x2="51.45cm" svg:y2="17.9cm" draw:start-shape="id29" draw:start-glue-point="2" draw:end-shape="id31" draw:end-glue-point="4" svg:d="M44700 16400l6750 1500" svg:viewBox="0 0 6751 1501">
          <text:p/>
        </draw:connector>
        <draw:custom-shape draw:style-name="gr2" draw:text-style-name="P2" xml:id="id32" draw:id="id32" draw:layer="measurelines" svg:width="5.4cm" svg:height="1.4cm" svg:x="41.5cm" svg:y="21.8cm">
          <text:p text:style-name="P1"><text:span text:style-name="T1">At force-fitting ma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measurelines" svg:width="4.6cm" svg:height="1.8cm" svg:x="41.4cm" svg:y="26.3cm">
          <text:p text:style-name="P1"><text:span text:style-name="T1">At force-fitting machine</text:span></text:p>
          <text:p text:style-name="P1"><text:span text:style-name="T1">-----------------------------</text:span></text:p>
          <text:p text:style-name="P1"><text:span text:style-name="T1">not <text:s/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measurelines" draw:type="line" svg:x1="44.2cm" svg:y1="23.2cm" svg:x2="43.7cm" svg:y2="26.3cm" draw:start-shape="id32" draw:start-glue-point="2" draw:end-shape="id33" draw:end-glue-point="4" svg:d="M44200 23200l-500 3100" svg:viewBox="0 0 501 3101">
          <text:p/>
        </draw:connector>
        <draw:custom-shape draw:style-name="gr2" draw:text-style-name="P2" draw:layer="measurelines" svg:width="5.4cm" svg:height="1.4cm" svg:x="44.2cm" svg:y="29.4cm">
          <text:p text:style-name="P1"><text:span text:style-name="T1">At force-fitting ma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4" draw:id="id34" draw:layer="measurelines" svg:width="4.6cm" svg:height="1.8cm" svg:x="46.5cm" svg:y="26.3cm">
          <text:p text:style-name="P1"><text:span text:style-name="T1">At force-fitting machine</text:span></text:p>
          <text:p text:style-name="P1"><text:span text:style-name="T1">-----------------------------</text:span></text:p>
          <text:p text:style-name="P1"><text:span text:style-name="T1"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measurelines" draw:type="line" svg:x1="44.2cm" svg:y1="23.2cm" svg:x2="48.8cm" svg:y2="26.3cm" draw:start-shape="id32" draw:start-glue-point="2" draw:end-shape="id34" draw:end-glue-point="4" svg:d="M44200 23200l4600 3100" svg:viewBox="0 0 4601 3101">
          <text:p/>
        </draw:connector>
        <draw:custom-shape draw:style-name="gr6" draw:text-style-name="P2" draw:layer="measurelines" svg:width="4.1cm" svg:height="1.3cm" svg:x="39.6cm" svg:y="29.3cm">
          <text:p text:style-name="P1"><text:span text:style-name="T1">&lt;&lt;ExtAction&gt;&gt;</text:span></text:p>
          <text:p text:style-name="P1"><text:span text:style-name="T1">do one ste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measurelines" svg:x1="43.3cm" svg:y1="28.1cm" svg:x2="41.7cm" svg:y2="29.3cm">
          <text:p/>
        </draw:line>
        <draw:line draw:style-name="gr7" draw:text-style-name="P3" draw:layer="measurelines" svg:x1="44.6cm" svg:y1="28.1cm" svg:x2="46.5cm" svg:y2="29.4cm">
          <text:p/>
        </draw:line>
        <draw:line draw:style-name="gr7" draw:text-style-name="P3" draw:layer="measurelines" svg:x1="44.7cm" svg:y1="19.8cm" svg:x2="44.3cm" svg:y2="21.7cm">
          <text:p/>
        </draw:line>
        <draw:custom-shape draw:style-name="gr6" draw:text-style-name="P2" draw:layer="measurelines" svg:width="4.1cm" svg:height="1.3cm" svg:x="48cm" svg:y="21.9cm">
          <text:p text:style-name="P1"><text:span text:style-name="T1">&lt;&lt;ExtAction&gt;&gt;</text:span></text:p>
          <text:p text:style-name="P1"><text:span text:style-name="T1">load machi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measurelines" svg:x1="46.8cm" svg:y1="19.7cm" svg:x2="54.2cm" svg:y2="21.9cm">
          <text:p/>
        </draw:line>
        <draw:custom-shape draw:style-name="gr6" draw:text-style-name="P2" draw:layer="measurelines" svg:width="4.1cm" svg:height="1.3cm" svg:x="49cm" svg:y="14.9cm">
          <text:p text:style-name="P1"><text:span text:style-name="T1">&lt;&lt;ExtAction&gt;&gt;</text:span></text:p>
          <text:p text:style-name="P1"><text:span text:style-name="T1">do press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measurelines" svg:x1="36.8cm" svg:y1="12.2cm" svg:x2="51cm" svg:y2="14.9cm">
          <text:p/>
        </draw:line>
        <draw:line draw:style-name="gr7" draw:text-style-name="P3" draw:layer="layout" svg:x1="46.4cm" svg:y1="19.8cm" svg:x2="50.1cm" svg:y2="21.9cm">
          <text:p/>
        </draw:line>
        <draw:line draw:style-name="gr7" draw:text-style-name="P3" draw:layer="layout" svg:x1="36.8cm" svg:y1="11.8cm" svg:x2="55.2cm" svg:y2="14.9cm">
          <text:p/>
        </draw:line>
        <draw:custom-shape draw:style-name="gr8" draw:text-style-name="P4" draw:layer="layout" svg:width="3.1cm" svg:height="1.4cm" svg:x="53.7cm" svg:y="14.9cm">
          <text:p text:style-name="P1"><text:span text:style-name="T1">&lt;&lt;add&gt;&gt;</text:span></text:p>
          <text:p text:style-name="P1"><text:span text:style-name="T1">forceFittedBo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32.9cm" svg:y="26.1cm">
          <text:p text:style-name="P1"><text:span text:style-name="T1">&lt;&lt;remove&gt;&gt;</text:span></text:p>
          <text:p text:style-name="P1"><text:span text:style-name="T1">bearing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32.9cm" svg:y="24.3cm">
          <text:p text:style-name="P1"><text:span text:style-name="T1">&lt;&lt;remove&gt;&gt;</text:span></text:p>
          <text:p text:style-name="P1"><text:span text:style-name="T1">a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32.9cm" svg:y="22.6cm">
          <text:p text:style-name="P1"><text:span text:style-name="T1">&lt;&lt;remove&gt;&gt;</text:span></text:p>
          <text:p text:style-name="P1"><text:span text:style-name="T1">ax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32.9cm" svg:y="20.9cm">
          <text:p text:style-name="P1"><text:span text:style-name="T1">&lt;&lt;add&gt;&gt;</text:span></text:p>
          <text:p text:style-name="P1"><text:span text:style-name="T1">assembledP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-0.999cm" svg:x1="4.1cm" svg:y1="18.9cm" svg:x2="2.9cm" svg:y2="38.6cm" draw:start-shape="id27" draw:start-glue-point="5" draw:end-shape="id21" draw:end-glue-point="3" svg:d="M4100 18900h-2700v19700h1500" svg:viewBox="0 0 2701 19701">
          <text:p/>
        </draw:connector>
        <draw:custom-shape draw:style-name="gr11" draw:text-style-name="P3" draw:layer="layout" svg:width="4.2cm" svg:height="7.1cm" svg:x="32.4cm" svg:y="20.7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9cm" svg:y1="19.866cm" svg:x2="20.009cm" svg:y2="21.766cm">
          <text:p/>
        </draw:line>
        <draw:custom-shape draw:style-name="gr8" draw:text-style-name="P4" draw:layer="layout" svg:width="3.1cm" svg:height="1.4cm" svg:x="52.8cm" svg:y="21.9cm">
          <text:p text:style-name="P1"><text:span text:style-name="T1">&lt;&lt;remove&gt;&gt;</text:span></text:p>
          <text:p text:style-name="P1"><text:span text:style-name="T1">assembledPart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27.4cm" svg:y="8.6cm">
          <text:p text:style-name="P1"><text:span text:style-name="T1">&lt;&lt;remove&gt;&gt;</text:span></text:p>
          <text:p text:style-name="P1"><text:span text:style-name="T1">fre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1cm" svg:height="1.4cm" svg:x="48.5cm" svg:y="8.5cm">
          <text:p text:style-name="P1"><text:span text:style-name="T1">&lt;&lt;add&gt;&gt;</text:span></text:p>
          <text:p text:style-name="P1"><text:span text:style-name="T1">fre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4.4cm" svg:y1="6.4cm" svg:x2="29.3cm" svg:y2="8.6cm">
          <text:p/>
        </draw:line>
        <draw:line draw:style-name="gr7" draw:text-style-name="P3" draw:layer="layout" svg:x1="38.2cm" svg:y1="6.2cm" svg:x2="50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6:33:49.268317174</meta:creation-date>
    <meta:editing-duration>PT25M39S</meta:editing-duration>
    <meta:editing-cycles>4</meta:editing-cycles>
    <meta:generator>LibreOffice/5.1.6.2.0$Linux_X86_64 LibreOffice_project/10$Build-2</meta:generator>
    <dc:date>2016-12-28T18:30:50.213004909</dc:date>
    <meta:document-statistic meta:object-count="119"/>
  </office:meta>
</office:document-meta>
</file>